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3B4F0E69329.jpg" manifest:media-type="image/jpeg"/>
  <manifest:file-entry manifest:full-path="Pictures/100000010000007000000070423876DF.png" manifest:media-type="image/pn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11cm" svg:height="0.564cm" svg:x="11.622cm" svg:y="2.656cm">
          <draw:text-box>
            <text:p text:style-name="P1"><text:span text:style-name="T1">PEMINDAHAN CCTV </text:span></text:p>
          </draw:text-box>
        </draw:frame>
        <draw:frame draw:style-name="gr1" draw:text-style-name="P2" draw:layer="layout" svg:width="4.011cm" svg:height="0.564cm" svg:x="2.54cm" svg:y="3.681cm">
          <draw:text-box>
            <text:p text:style-name="P1"><text:span text:style-name="T2">SEALION EXHIBIT </text:span></text:p>
          </draw:text-box>
        </draw:frame>
        <draw:frame draw:style-name="gr2" draw:text-style-name="P3" draw:layer="layout" svg:width="12.319cm" svg:height="13.907cm" svg:x="7.805cm" svg:y="4.592cm">
          <draw:image xlink:href="Pictures/100000000000021A000003B4F0E69329.jpg" xlink:type="simple" xlink:show="embed" xlink:actuate="onLoad" draw:mime-type="image/jpeg">
            <text:p/>
          </draw:image>
        </draw:frame>
        <draw:frame draw:style-name="gr3" draw:text-style-name="P3" draw:layer="layout" svg:width="1.292cm" svg:height="1.292cm" draw:transform="rotate (-0.0921533845053013) translate (13.68cm 10.426cm)">
          <draw:image xlink:href="Pictures/100000010000007000000070423876DF.png" xlink:type="simple" xlink:show="embed" xlink:actuate="onLoad" draw:mime-type="image/png">
            <text:p/>
          </draw:image>
        </draw:frame>
        <draw:frame draw:style-name="gr2" draw:text-style-name="P3" draw:layer="layout" svg:width="1.692cm" svg:height="2.08cm" svg:x="21.061cm" svg:y="10.813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562cm" svg:height="0.564cm" svg:x="20.136cm" svg:y="18.093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11.098cm" svg:height="0.937cm" svg:x="3.527cm" svg:y="19.287cm">
          <draw:text-box>
            <text:p>Penurunan cctv kabel masih bis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46:02.884000000</dc:date>
    <dc:creator>I Putu Gede Sujarta Jaya</dc:creator>
    <meta:editing-duration>PT1M8S</meta:editing-duration>
    <meta:editing-cycles>1</meta:editing-cycles>
    <meta:document-statistic meta:object-count="7"/>
    <meta:generator>LibreOffice/24.2.5.2$Windows_X86_64 LibreOffice_project/bffef4ea93e59bebbeaf7f431bb02b1a39ee8a59</meta:generator>
  </office:meta>
</office:document-meta>
</file>